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7cm" fo:min-width="0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end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2" draw:id="id2" draw:layer="layout" svg:width="5.3cm" svg:height="2.9cm" svg:x="5.8cm" svg:y="1.5cm">
          <text:p text:style-name="P1"><text:span text:style-name="T1">bootloader</text:span></text:p>
          <text:p text:style-name="P1"><text:span text:style-name="T1">C lang p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7cm" svg:y1="4.4cm" svg:x2="16.992cm" svg:y2="12.548cm" draw:start-shape="id1" draw:start-glue-point="2" svg:d="m17000 4400-8 8148" svg:viewBox="0 0 9 8149">
          <text:p/>
        </draw:connector>
        <draw:custom-shape draw:style-name="gr1" draw:text-style-name="P1" xml:id="id1" draw:id="id1" draw:layer="layout" svg:width="5.6cm" svg:height="2.9cm" svg:x="14.2cm" svg:y="1.5cm">
          <text:p text:style-name="P1"><text:span text:style-name="T1">Bootloader</text:span></text:p>
          <text:p text:style-name="P1"><text:span text:style-name="T1">Haskell p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45cm" svg:y1="4.4cm" svg:x2="8.494cm" svg:y2="17.841cm" draw:start-shape="id2" draw:start-glue-point="2" svg:d="m8450 4400 44 13441" svg:viewBox="0 0 45 13442">
          <text:p/>
        </draw:connector>
        <draw:custom-shape draw:style-name="gr3" draw:text-style-name="P2" draw:layer="layout" svg:width="0.6cm" svg:height="4.2cm" svg:x="16.7cm" svg:y="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454cm" svg:y1="5.813cm" svg:x2="17.1cm" svg:y2="5.752cm" svg:d="m8454 5813 8646-61" svg:viewBox="0 0 8647 62">
          <text:p/>
        </draw:connector>
        <draw:frame draw:style-name="gr4" draw:text-style-name="P3" draw:layer="layout" svg:width="5.971cm" svg:height="1.428cm" svg:x="17.4cm" svg:y="6.953cm">
          <draw:text-box>
            <text:p text:style-name="P3"><text:span text:style-name="T1">Command loop</text:span></text:p>
          </draw:text-box>
        </draw:frame>
        <draw:connector draw:style-name="gr2" draw:text-style-name="P2" draw:layer="layout" draw:type="line" svg:x1="16.987cm" svg:y1="10.43cm" svg:x2="8.492cm" svg:y2="10.424cm" svg:d="m16987 10430-8495-6" svg:viewBox="0 0 8496 7">
          <text:p/>
        </draw:connector>
        <draw:frame draw:style-name="gr4" draw:text-style-name="P3" draw:layer="layout" svg:width="7.783cm" svg:height="1.428cm" svg:x="8.98cm" svg:y="10.6cm">
          <draw:text-box>
            <text:p text:style-name="P3"><text:span text:style-name="T1">Run boot command</text:span></text:p>
          </draw:text-box>
        </draw:frame>
        <draw:custom-shape draw:style-name="gr3" draw:text-style-name="P2" draw:layer="layout" svg:width="0.6cm" svg:height="4cm" svg:x="8.2cm" svg:y="10.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687cm" svg:height="2.605cm" svg:x="1.3cm" svg:y="11.153cm">
          <draw:text-box>
            <text:p text:style-name="P4"><text:span text:style-name="T1">Load kernel file</text:span></text:p>
            <text:p text:style-name="P4"><text:span text:style-name="T1">(elf+gunzip)</text:span></text:p>
          </draw:text-box>
        </draw:frame>
        <draw:frame draw:style-name="gr4" draw:text-style-name="P3" draw:layer="layout" svg:width="6.844cm" svg:height="1.428cm" svg:x="1.5cm" svg:y="4.551cm">
          <draw:text-box>
            <text:p text:style-name="P3"><text:span text:style-name="T1">Boot bootloader</text:span></text:p>
          </draw:text-box>
        </draw:frame>
        <draw:connector draw:style-name="gr2" draw:text-style-name="P2" draw:layer="layout" draw:type="line" svg:x1="23.75cm" svg:y1="4.4cm" svg:x2="23.819cm" svg:y2="17.9cm" draw:start-shape="id3" draw:start-glue-point="2" svg:d="m23750 4400 69 13500" svg:viewBox="0 0 70 13501">
          <text:p/>
        </draw:connector>
        <draw:custom-shape draw:style-name="gr1" draw:text-style-name="P1" xml:id="id3" draw:id="id3" draw:layer="layout" svg:width="4.9cm" svg:height="2.9cm" svg:x="21.3cm" svg:y="1.5cm">
          <text:p text:style-name="P1"><text:span text:style-name="T1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6cm" svg:height="1.6cm" svg:x="23.5cm" svg:y="15.3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5cm" svg:y1="15cm" svg:x2="23.813cm" svg:y2="15.07cm" svg:d="m8500 15000 15313 70" svg:viewBox="0 0 15314 71">
          <text:p/>
        </draw:connector>
        <draw:frame draw:style-name="gr4" draw:text-style-name="P3" draw:layer="layout" svg:width="4.646cm" svg:height="1.428cm" svg:x="18.054cm" svg:y="15.2cm">
          <draw:text-box>
            <text:p text:style-name="P3"><text:span text:style-name="T1">Run kernel</text:span></text:p>
          </draw:text-box>
        </draw:frame>
        <draw:frame draw:style-name="gr4" draw:text-style-name="P3" draw:layer="layout" svg:width="7.081cm" svg:height="1.428cm" svg:x="8.9cm" svg:y="5.951cm">
          <draw:text-box>
            <text:p text:style-name="P3"><text:span text:style-name="T1">Run Haskell m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18pt" fo:font-style="normal" fo:text-shadow="none" style:text-underline-style="none" fo:font-weight="normal" style:letter-kerning="true" style:font-name-asian="VL ゴシック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06T14:23:58.712479287</dc:date>
    <dc:creator>Okabe Kiwamu</dc:creator>
    <meta:editing-duration>PT3H6M26S</meta:editing-duration>
    <meta:editing-cycles>227</meta:editing-cycles>
    <meta:generator>LibreOffice/4.1.1.2$Linux_X86_64 LibreOffice_project/410m0$Build-2</meta:generator>
    <meta:document-statistic meta:object-count="18"/>
  </office:meta>
</office:document-meta>
</file>